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8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3/10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Mas ejemplos de de las estructuras y que en<text:s/>los ejemplos vengan mas notas para resolver algunas dudas que surgen a vece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0-14T23:52:00Z</meta:creation-date>
    <dc:date>2017-10-14T23:52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4" meta:character-count="550" meta:row-count="3" meta:non-whitespace-character-count="467"/>
  </office:meta>
</office:document-meta>
</file>